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46215">
            <text:p>UC-246215</text:p>
          </table:table-cell>
          <table:table-cell office:value-type="float" office:value="57.21">
            <text:p>57.21</text:p>
          </table:table-cell>
          <table:table-cell office:value-type="float" office:value="-5.98">
            <text:p>-5.98</text:p>
          </table:table-cell>
          <table:table-cell office:value-type="float" office:value="13280.0">
            <text:p>1328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8.25">
            <text:p>18.25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19844">
            <text:p>UC-219844</text:p>
          </table:table-cell>
          <table:table-cell office:value-type="float" office:value="57.24">
            <text:p>57.24</text:p>
          </table:table-cell>
          <table:table-cell office:value-type="float" office:value="-5.92">
            <text:p>-5.92</text:p>
          </table:table-cell>
          <table:table-cell office:value-type="float" office:value="12905.0">
            <text:p>12905.0</text:p>
          </table:table-cell>
          <table:table-cell office:value-type="float" office:value="35.0">
            <text:p>3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3">
            <text:p>4.0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19843">
            <text:p>UC-219843</text:p>
          </table:table-cell>
          <table:table-cell office:value-type="float" office:value="57.24">
            <text:p>57.24</text:p>
          </table:table-cell>
          <table:table-cell office:value-type="float" office:value="-5.92">
            <text:p>-5.92</text:p>
          </table:table-cell>
          <table:table-cell office:value-type="float" office:value="12875.0">
            <text:p>12875.0</text:p>
          </table:table-cell>
          <table:table-cell office:value-type="float" office:value="35.0">
            <text:p>3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93">
            <text:p>3.9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351">
            <text:p>UC-208351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0460.0">
            <text:p>1046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96">
            <text:p>10.9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352">
            <text:p>UC-208352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1380.0">
            <text:p>11380.0</text:p>
          </table:table-cell>
          <table:table-cell office:value-type="float" office:value="210.0">
            <text:p>2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96">
            <text:p>10.9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71">
            <text:p>Beta-92171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3970.0">
            <text:p>397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4">
            <text:p>2.2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222">
            <text:p>UC-208222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2815.0">
            <text:p>12815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9">
            <text:p>12.9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0639">
            <text:p>UC-200639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2820.0">
            <text:p>12820.0</text:p>
          </table:table-cell>
          <table:table-cell office:value-type="float" office:value="35.0">
            <text:p>3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9">
            <text:p>12.9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0638">
            <text:p>UC-200638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1925.0">
            <text:p>1192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96">
            <text:p>10.9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113152">
            <text:p>Beta-113152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3070.0">
            <text:p>307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2">
            <text:p>2.7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392">
            <text:p>UC-208392</text:p>
          </table:table-cell>
          <table:table-cell office:value-type="float" office:value="57.23">
            <text:p>57.23</text:p>
          </table:table-cell>
          <table:table-cell office:value-type="float" office:value="-5.94">
            <text:p>-5.94</text:p>
          </table:table-cell>
          <table:table-cell office:value-type="float" office:value="11270.0">
            <text:p>11270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5">
            <text:p>7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66">
            <text:p>Beta-92166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7640.0">
            <text:p>7640.0</text:p>
          </table:table-cell>
          <table:table-cell office:value-type="float" office:value="240.0">
            <text:p>2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2">
            <text:p>3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5">
            <text:p>GU-15995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510.0">
            <text:p>951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83735">
            <text:p>Beta-83735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7980.0">
            <text:p>798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2">
            <text:p>1.8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6">
            <text:p>GU-15996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230.0">
            <text:p>923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7">
            <text:p>GU-15997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525.0">
            <text:p>9525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8">
            <text:p>-2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8">
            <text:p>GU-15998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885.0">
            <text:p>8885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9">
            <text:p>GU-15999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315.0">
            <text:p>9315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">
            <text:p>-2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6001">
            <text:p>GU-16001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710.0">
            <text:p>871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6002">
            <text:p>GU-16002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375.0">
            <text:p>8375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7165">
            <text:p>GU-17165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545.0">
            <text:p>8545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6000">
            <text:p>GU-16000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510.0">
            <text:p>951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">
            <text:p>-2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105028">
            <text:p>Beta-105028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3160.0">
            <text:p>316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2">
            <text:p>3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70">
            <text:p>Beta-92170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8850.0">
            <text:p>8850.0</text:p>
          </table:table-cell>
          <table:table-cell office:value-type="float" office:value="150.0">
            <text:p>1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2">
            <text:p>2.7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69">
            <text:p>Beta-92169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10110.0">
            <text:p>1011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14">
            <text:p>2.1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105029">
            <text:p>Beta-105029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5440.0">
            <text:p>544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2">
            <text:p>3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68">
            <text:p>Beta-92168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3280.0">
            <text:p>32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2">
            <text:p>2.7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83734">
            <text:p>Beta-83734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4220.0">
            <text:p>422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7">
            <text:p>2.1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7166">
            <text:p>GU-17166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230.0">
            <text:p>823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72">
            <text:p>Beta-92172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6600.0">
            <text:p>660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95">
            <text:p>1.9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